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T1" style:family="text">
      <style:text-properties officeooo:rsid="000cc4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 <text:span text:style-name="T1">Ownable.sol ----------------------------------</text:span></text:p>
      <text:p text:style-name="P1">pragma solidity ^0.6.0;</text:p>
      <text:p text:style-name="P1"/>
      <text:p text:style-name="P1">import "../GSN/Context.sol";</text:p>
      <text:p text:style-name="P1">/**</text:p>
      <text:p text:style-name="P1"><text:s/>* @dev Contract module which provides a basic access control mechanism, where</text:p>
      <text:p text:style-name="P1"><text:s/>* there is an account (an owner) that can be granted exclusive access to</text:p>
      <text:p text:style-name="P1"><text:s/>* specific functions.</text:p>
      <text:p text:style-name="P1"><text:s/>*</text:p>
      <text:p text:style-name="P1"><text:s/>* By default, the owner account will be the one that deploys the contract. This</text:p>
      <text:p text:style-name="P1"><text:s/>* can later be changed with {transferOwnership}.</text:p>
      <text:p text:style-name="P1"><text:s/>*</text:p>
      <text:p text:style-name="P1"><text:s/>* This module is used through inheritance. It will make available the modifier</text:p>
      <text:p text:style-name="P1"><text:s/>* `onlyOwner`, which can be applied to your functions to restrict their use to</text:p>
      <text:p text:style-name="P1"><text:s/>* the owner.</text:p>
      <text:p text:style-name="P1"><text:s/>*/</text:p>
      <text:p text:style-name="P1">contract Ownable is Context {</text:p>
      <text:p text:style-name="P1"><text:s text:c="4"/>address private _owner;</text:p>
      <text:p text:style-name="P1"/>
      <text:p text:style-name="P1"><text:s text:c="4"/>event OwnershipTransferred(address indexed previousOwner, address indexed newOwner);</text:p>
      <text:p text:style-name="P1"/>
      <text:p text:style-name="P1"><text:s text:c="4"/>/**</text:p>
      <text:p text:style-name="P1"><text:s text:c="5"/>* @dev Initializes the contract setting the deployer as the initial owner.</text:p>
      <text:p text:style-name="P1"><text:s text:c="5"/>*/</text:p>
      <text:p text:style-name="P1"><text:s text:c="4"/>constructor () internal {</text:p>
      <text:p text:style-name="P1"><text:s text:c="8"/>address msgSender = _msgSender();</text:p>
      <text:p text:style-name="P1"><text:s text:c="8"/>_owner = msgSender;</text:p>
      <text:p text:style-name="P1"><text:s text:c="8"/>emit OwnershipTransferred(address(0), msgSender);</text:p>
      <text:p text:style-name="P1"><text:s text:c="4"/>}</text:p>
      <text:p text:style-name="P1"/>
      <text:p text:style-name="P1"><text:s text:c="4"/>/**</text:p>
      <text:p text:style-name="P1"><text:s text:c="5"/>* @dev Returns the address of the current owner.</text:p>
      <text:p text:style-name="P1"><text:s text:c="5"/>*/</text:p>
      <text:p text:style-name="P1"><text:s text:c="4"/>function owner() public view returns (address) {</text:p>
      <text:p text:style-name="P1"><text:s text:c="8"/>return _owner;</text:p>
      <text:p text:style-name="P1"><text:s text:c="4"/>}</text:p>
      <text:p text:style-name="P1"/>
      <text:p text:style-name="P1"><text:s text:c="4"/>/**</text:p>
      <text:p text:style-name="P1"><text:s text:c="5"/>* @dev Throws if called by any account other than the owner.</text:p>
      <text:p text:style-name="P1"><text:s text:c="5"/>*/</text:p>
      <text:p text:style-name="P1"><text:s text:c="4"/>modifier onlyOwner() {</text:p>
      <text:p text:style-name="P1"><text:s text:c="8"/>require(_owner == _msgSender(), "Ownable: caller is not the owner");</text:p>
      <text:p text:style-name="P1"><text:s text:c="8"/>_;</text:p>
      <text:p text:style-name="P1"><text:s text:c="4"/>}</text:p>
      <text:p text:style-name="P1"/>
      <text:p text:style-name="P1"><text:s text:c="4"/>/**</text:p>
      <text:p text:style-name="P1"><text:s text:c="5"/>* @dev Leaves the contract without owner. It will not be possible to call</text:p>
      <text:p text:style-name="P1"><text:s text:c="5"/>* `onlyOwner` functions anymore. Can only be called by the current owner.</text:p>
      <text:p text:style-name="P1"><text:s text:c="5"/>*</text:p>
      <text:p text:style-name="P1"><text:s text:c="5"/>* NOTE: Renouncing ownership will leave the contract without an owner,</text:p>
      <text:p text:style-name="P1"><text:s text:c="5"/>* thereby removing any functionality that is only available to the owner.</text:p>
      <text:p text:style-name="P1"><text:s text:c="5"/>*/</text:p>
      <text:p text:style-name="P1"><text:s text:c="4"/>function renounceOwnership() public virtual onlyOwner {</text:p>
      <text:p text:style-name="P1"><text:s text:c="8"/>emit OwnershipTransferred(_owner, address(0));</text:p>
      <text:p text:style-name="P1"><text:s text:c="8"/>_owner = address(0);</text:p>
      <text:p text:style-name="P1"><text:s text:c="4"/>}</text:p>
      <text:p text:style-name="P1"/>
      <text:p text:style-name="P1"><text:s text:c="4"/>/**</text:p>
      <text:p text:style-name="P1"><text:soft-page-break/><text:s text:c="5"/>* @dev Transfers ownership of the contract to a new account (`newOwner`).</text:p>
      <text:p text:style-name="P1"><text:s text:c="5"/>* Can only be called by the current owner.</text:p>
      <text:p text:style-name="P1"><text:s text:c="5"/>*/</text:p>
      <text:p text:style-name="P1"><text:s text:c="4"/>function transferOwnership(address newOwner) public virtual onlyOwner {</text:p>
      <text:p text:style-name="P1"><text:s text:c="8"/>require(newOwner != address(0), "Ownable: new owner is the zero address");</text:p>
      <text:p text:style-name="P1"><text:s text:c="8"/>emit OwnershipTransferred(_owner, newOwner);</text:p>
      <text:p text:style-name="P1"><text:s text:c="8"/>_owner = newOwner;</text:p>
      <text:p text:style-name="P1"><text:s text:c="4"/>}</text:p>
      <text:p text:style-name="P1">}</text:p>
      <text:p text:style-name="P1"/>
      <text:p text:style-name="P1">------------------------------ <text:span text:style-name="T1">Context.sol --------------------------------</text:span></text:p>
      <text:p text:style-name="P1"/>
      <text:p text:style-name="P1">pragma solidity ^0.6.0;</text:p>
      <text:p text:style-name="P1"/>
      <text:p text:style-name="P1">/*</text:p>
      <text:p text:style-name="P1"><text:s/>* @dev Provides information about the current execution context, including the</text:p>
      <text:p text:style-name="P1"><text:s/>* sender of the transaction and its data. While these are generally available</text:p>
      <text:p text:style-name="P1"><text:s/>* via msg.sender and msg.data, they should not be accessed in such a direct</text:p>
      <text:p text:style-name="P1"><text:s/>* manner, since when dealing with GSN meta-transactions the account sending and</text:p>
      <text:p text:style-name="P1"><text:s/>* paying for execution may not be the actual sender (as far as an application</text:p>
      <text:p text:style-name="P1"><text:s/>* is concerned).</text:p>
      <text:p text:style-name="P1"><text:s/>*</text:p>
      <text:p text:style-name="P1"><text:s/>* This contract is only required for intermediate, library-like contracts.</text:p>
      <text:p text:style-name="P1"><text:s/>*/</text:p>
      <text:p text:style-name="P1"><text:s/></text:p>
      <text:p text:style-name="P1"><text:s/>//Functions without implementation have to be marked virtual</text:p>
      <text:p text:style-name="P1"><text:s/>//internal : this contract, derived contracts can access the function</text:p>
      <text:p text:style-name="P1"><text:s/>//private : subset of internal, only this contract can access the function.</text:p>
      <text:p text:style-name="P1">abstract contract Context {</text:p>
      <text:p text:style-name="P1"><text:s text:c="4"/>function _msgSender() internal view virtual returns (address payable) {</text:p>
      <text:p text:style-name="P1"><text:s text:c="8"/>return msg.sender;</text:p>
      <text:p text:style-name="P1"><text:s text:c="4"/>}</text:p>
      <text:p text:style-name="P1"/>
      <text:p text:style-name="P1"><text:s text:c="4"/>function _msgData() internal view virtual returns (bytes memory) {</text:p>
      <text:p text:style-name="P1"><text:s text:c="8"/>this; // silence state mutability warning without generating bytecode - see https://github.com/ethereum/solidity/issues/2691</text:p>
      <text:p text:style-name="P1"><text:s text:c="8"/>return msg.data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20:09:14.437054214</meta:creation-date>
    <dc:date>2020-10-29T07:25:40.388316449</dc:date>
    <meta:editing-duration>PT2H53M5S</meta:editing-duration>
    <meta:editing-cycles>3</meta:editing-cycles>
    <meta:generator>LibreOffice/6.0.7.3$Linux_X86_64 LibreOffice_project/00m0$Build-3</meta:generator>
    <meta:print-date>2020-10-28T20:13:40.089863986</meta:print-date>
    <meta:document-statistic meta:table-count="0" meta:image-count="0" meta:object-count="0" meta:page-count="2" meta:paragraph-count="85" meta:word-count="457" meta:character-count="3367" meta:non-whitespace-character-count="2699"/>
  </office:meta>
</office:document-meta>
</file>